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adea" svg:font-family="Caladea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155.14pt"/>
    </style:style>
    <style:style style:name="co3" style:family="table-column">
      <style:table-column-properties fo:break-before="auto" style:column-width="561.2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28.49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0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DejaVu Sans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DejaVu Sans" fo:font-style="normal" style:font-style-asian="normal" style:font-style-complex="normal"/>
    </style:style>
    <style:style style:name="ce14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style:font-name="DejaVu Sans"/>
    </style:style>
    <style:style style:name="ce15" style:family="table-cell" style:parent-style-name="Default" style:data-style-name="N11">
      <style:table-cell-properties style:text-align-source="fix" style:repeat-content="false"/>
      <style:paragraph-properties fo:text-align="start" fo:margin-left="0pt"/>
      <style:text-properties style:font-name="DejaVu Sans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DejaVu Sans" style:font-name-asian="Caladea1" style:font-name-complex="Caladea1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ext-properties style:font-name="DejaVu Sans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ext-properties style:font-name="DejaVu Sans"/>
    </style:style>
    <style:style style:name="ce27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DejaVu Sans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DejaVu Sans" fo:font-style="normal" style:font-style-asian="normal" style:font-style-complex="normal"/>
    </style:style>
    <style:style style:name="ce31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style:font-name="DejaVu Sans"/>
    </style:style>
    <style:style style:name="ce32" style:family="table-cell" style:parent-style-name="Default" style:data-style-name="N11">
      <style:table-cell-properties style:text-align-source="fix" style:repeat-content="false"/>
      <style:paragraph-properties fo:text-align="start" fo:margin-left="0pt"/>
      <style:text-properties style:font-name="DejaVu Sans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DejaVu Sans" style:font-name-asian="Caladea1" style:font-name-complex="Caladea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6"/>
        <table:table-column table:style-name="co2" table:default-cell-style-name="ce26"/>
        <table:table-column table:style-name="co3" table:default-cell-style-name="ce29"/>
        <table:table-column table:style-name="co1" table:number-columns-repeated="1021" table:default-cell-style-name="Default"/>
        <table:table-row table:style-name="ro1">
          <table:table-cell table:style-name="ce23" office:value-type="string" calcext:value-type="string">
            <text:p>Description</text:p>
          </table:table-cell>
          <table:table-cell table:style-name="ce23" office:value-type="string" calcext:value-type="string">
            <text:p>Symbol</text:p>
          </table:table-cell>
          <table:table-cell office:value-type="string" calcext:value-type="string">
            <text:p>WOW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23" office:value-type="string" calcext:value-type="string">
            <text:p>Short</text:p>
            <text:p>Description</text:p>
          </table:table-cell>
          <table:table-cell office:value-type="string" calcext:value-type="string">
            <text:p>Privacy centric meme altcoin based on Monero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23" office:value-type="string" calcext:value-type="string">
            <text:p>Coin</text:p>
            <text:p>Type</text:p>
          </table:table-cell>
          <table:table-cell office:value-type="string" calcext:value-type="string">
            <text:p>Currency</text:p>
          </table:table-cell>
          <table:table-cell table:number-columns-repeated="1021"/>
        </table:table-row>
        <table:table-row table:style-name="ro1">
          <table:table-cell table:style-name="ce23"/>
          <table:table-cell table:style-name="ce23" office:value-type="string" calcext:value-type="string">
            <text:p>Contributors</text:p>
          </table:table-cell>
          <table:table-cell table:style-name="ce30" office:value-type="string" calcext:value-type="string">
            <text:p>/u/jwinterm, /u/Cartyisme, bomb-on, /u/wowario</text:p>
          </table:table-cell>
          <table:table-cell table:number-columns-repeated="1021"/>
        </table:table-row>
        <table:table-row table:style-name="ro1">
          <table:table-cell table:style-name="ce23" table:number-columns-repeated="2"/>
          <table:table-cell table:number-columns-repeated="1022"/>
        </table:table-row>
        <table:table-row table:style-name="ro1">
          <table:table-cell table:style-name="ce24" office:value-type="string" calcext:value-type="string">
            <text:p>Resources and History</text:p>
          </table:table-cell>
          <table:table-cell table:style-name="ce23" office:value-type="string" calcext:value-type="string">
            <text:p>Homepage</text:p>
          </table:table-cell>
          <table:table-cell office:value-type="string" calcext:value-type="string">
            <text:p>http://wownero.org</text:p>
          </table:table-cell>
          <table:table-cell table:number-columns-repeated="1021"/>
        </table:table-row>
        <table:table-row table:style-name="ro1">
          <table:table-cell table:style-name="ce23"/>
          <table:table-cell table:style-name="ce23" office:value-type="string" calcext:value-type="string">
            <text:p>Announcement</text:p>
          </table:table-cell>
          <table:table-cell office:value-type="string" calcext:value-type="string">
            <text:p>https://bitcointalk.org/index.php?topic=3088712.0</text:p>
          </table:table-cell>
          <table:table-cell table:number-columns-repeated="1021"/>
        </table:table-row>
        <table:table-row table:style-name="ro1">
          <table:table-cell table:style-name="ce23"/>
          <table:table-cell table:style-name="ce23" office:value-type="string" calcext:value-type="string">
            <text:p>Whitepaper</text:p>
          </table:table-cell>
          <table:table-cell office:value-type="string" calcext:value-type="string">
            <text:p>https://openreview.net/pdf?id=BJTuHHvHG</text:p>
          </table:table-cell>
          <table:table-cell table:number-columns-repeated="1021"/>
        </table:table-row>
        <table:table-row table:style-name="ro1">
          <table:table-cell table:style-name="ce23"/>
          <table:table-cell table:style-name="ce23" office:value-type="string" calcext:value-type="string">
            <text:p>Block Explorer</text:p>
          </table:table-cell>
          <table:table-cell table:style-name="Default" office:value-type="string" calcext:value-type="string">
            <text:p>http://explore.wownero.com</text:p>
          </table:table-cell>
          <table:table-cell table:number-columns-repeated="1021"/>
        </table:table-row>
        <table:table-row table:style-name="ro1">
          <table:table-cell table:style-name="ce23"/>
          <table:table-cell table:style-name="ce23" office:value-type="string" calcext:value-type="string">
            <text:p>Founder(s)</text:p>
          </table:table-cell>
          <table:table-cell office:value-type="string" calcext:value-type="string">
            <text:p>thankful_for_today</text:p>
          </table:table-cell>
          <table:table-cell table:number-columns-repeated="1021"/>
        </table:table-row>
        <table:table-row table:style-name="ro1">
          <table:table-cell table:style-name="ce23" table:number-columns-repeated="2"/>
          <table:table-cell table:number-columns-repeated="1022"/>
        </table:table-row>
        <table:table-row table:style-name="ro2">
          <table:table-cell table:style-name="ce23" office:value-type="string" calcext:value-type="string">
            <text:p>Coin Specs</text:p>
          </table:table-cell>
          <table:table-cell table:style-name="ce23" office:value-type="string" calcext:value-type="string">
            <text:p>Block Time </text:p>
            <text:p>(seconds)</text:p>
          </table:table-cell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23" office:value-type="string" calcext:value-type="string">
            <text:p>Security</text:p>
            <text:p>Mechanism</text:p>
          </table:table-cell>
          <table:table-cell office:value-type="string" calcext:value-type="string">
            <text:p>Proof of Work</text:p>
          </table:table-cell>
          <table:table-cell table:number-columns-repeated="1021"/>
        </table:table-row>
        <table:table-row table:style-name="ro1">
          <table:table-cell table:style-name="ce23"/>
          <table:table-cell table:style-name="ce23" office:value-type="string" calcext:value-type="string">
            <text:p>Algorithm</text:p>
          </table:table-cell>
          <table:table-cell office:value-type="string" calcext:value-type="string">
            <text:p>Cryptonight v7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23" office:value-type="string" calcext:value-type="string">
            <text:p>Confirmations</text:p>
            <text:p>for Staking</text:p>
          </table:table-cell>
          <table:table-cell office:value-type="string" calcext:value-type="string">
            <text:p>n/a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23" office:value-type="string" calcext:value-type="string">
            <text:p>Block</text:p>
            <text:p>Size (MB)</text:p>
          </table:table-cell>
          <table:table-cell office:value-type="string" calcext:value-type="string">
            <text:p>Dynamic</text:p>
          </table:table-cell>
          <table:table-cell table:number-columns-repeated="1021"/>
        </table:table-row>
        <table:table-row table:style-name="ro1">
          <table:table-cell table:style-name="ce23" table:number-columns-repeated="2"/>
          <table:table-cell table:number-columns-repeated="1022"/>
        </table:table-row>
        <table:table-row table:style-name="ro2">
          <table:table-cell table:style-name="ce23" office:value-type="string" calcext:value-type="string">
            <text:p>Blockchain</text:p>
          </table:table-cell>
          <table:table-cell table:style-name="ce23" office:value-type="string" calcext:value-type="string">
            <text:p>Genesis Block</text:p>
            <text:p>Date</text:p>
          </table:table-cell>
          <table:table-cell table:style-name="ce31" office:value-type="date" office:date-value="2018-04-01" calcext:value-type="date">
            <text:p>04/01/18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27" office:value-type="string" calcext:value-type="string">
            <text:p>Days</text:p>
            <text:p>Active</text:p>
          </table:table-cell>
          <table:table-cell office:value-type="float" office:value="47" calcext:value-type="float">
            <text:p>47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23" office:value-type="string" calcext:value-type="string">
            <text:p>Launch</text:p>
            <text:p>Type</text:p>
          </table:table-cell>
          <table:table-cell office:value-type="string" calcext:value-type="string">
            <text:p>standard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23" office:value-type="string" calcext:value-type="string">
            <text:p>Chain Forked, Swapped,</text:p>
            <text:p>or Airdropped From</text:p>
          </table:table-cell>
          <table:table-cell office:value-type="string" calcext:value-type="string">
            <text:p>n/a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23" office:value-type="string" calcext:value-type="string">
            <text:p>Fork or</text:p>
            <text:p>Snapshot Block</text:p>
          </table:table-cell>
          <table:table-cell office:value-type="string" calcext:value-type="string">
            <text:p>n/a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23" office:value-type="string" calcext:value-type="string">
            <text:p>Latest </text:p>
            <text:p>Block Height</text:p>
          </table:table-cell>
          <table:table-cell office:value-type="float" office:value="13376" calcext:value-type="float">
            <text:p>13376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23" office:value-type="string" calcext:value-type="string">
            <text:p>Blockchain Size</text:p>
            <text:p>as of March 2018</text:p>
          </table:table-cell>
          <table:table-cell office:value-type="float" office:value="0.356" calcext:value-type="float">
            <text:p>0.356</text:p>
          </table:table-cell>
          <table:table-cell table:number-columns-repeated="1021"/>
        </table:table-row>
        <table:table-row table:style-name="ro1">
          <table:table-cell table:style-name="ce23" table:number-columns-repeated="2"/>
          <table:table-cell table:number-columns-repeated="1022"/>
        </table:table-row>
        <table:table-row table:style-name="ro1">
          <table:table-cell table:style-name="ce23" office:value-type="string" calcext:value-type="string">
            <text:p>Development</text:p>
          </table:table-cell>
          <table:table-cell table:style-name="ce23" office:value-type="string" calcext:value-type="string">
            <text:p>Github</text:p>
          </table:table-cell>
          <table:table-cell office:value-type="string" calcext:value-type="string">
            <text:p>https://github.com/wownero/wownero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23" office:value-type="string" calcext:value-type="string">
            <text:p>Code Forked</text:p>
            <text:p>From</text:p>
          </table:table-cell>
          <table:table-cell office:value-type="string" calcext:value-type="string">
            <text:p>Monero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23" office:value-type="string" calcext:value-type="string">
            <text:p>Fork</text:p>
            <text:p>Purpose</text:p>
          </table:table-cell>
          <table:table-cell office:value-type="string" calcext:value-type="string">
            <text:p>Poke fun at the absurdity of pre-mined forks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23" office:value-type="string" calcext:value-type="string">
            <text:p>Development</text:p>
            <text:p>Team Size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23" office:value-type="string" calcext:value-type="string">
            <text:p>Google Scholar</text:p>
            <text:p>Results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3" table:number-columns-repeated="2"/>
          <table:table-cell table:number-columns-repeated="1022"/>
        </table:table-row>
        <table:table-row table:style-name="ro2">
          <table:table-cell table:style-name="ce25" office:value-type="string" calcext:value-type="string">
            <text:p>Economics</text:p>
          </table:table-cell>
          <table:table-cell table:style-name="ce25" office:value-type="string" calcext:value-type="string">
            <text:p>Current Block</text:p>
            <text:p>Reward</text:p>
          </table:table-cell>
          <table:table-cell office:value-type="float" office:value="173.78" calcext:value-type="float">
            <text:p>173.78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23" office:value-type="string" calcext:value-type="string">
            <text:p>Final Block</text:p>
            <text:p>Rewar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28" office:value-type="string" calcext:value-type="string">
            <text:p>Miners or</text:p>
            <text:p>Stakers</text:p>
          </table:table-cell>
          <table:table-cell table:style-name="ce32" office:value-type="percentage" office:value="1" calcext:value-type="percentage">
            <text:p>100.00%</text:p>
          </table:table-cell>
          <table:table-cell table:number-columns-repeated="1021"/>
        </table:table-row>
        <table:table-row table:style-name="ro1">
          <table:table-cell table:style-name="ce23"/>
          <table:table-cell table:style-name="ce28" office:value-type="string" calcext:value-type="string">
            <text:p>Masternodes</text:p>
          </table:table-cell>
          <table:table-cell office:value-type="string" calcext:value-type="string">
            <text:p>n/a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28" office:value-type="string" calcext:value-type="string">
            <text:p>Treasury or</text:p>
            <text:p>Founders</text:p>
          </table:table-cell>
          <table:table-cell office:value-type="string" calcext:value-type="string">
            <text:p>n/a</text:p>
          </table:table-cell>
          <table:table-cell table:number-columns-repeated="1021"/>
        </table:table-row>
        <table:table-row table:style-name="ro1">
          <table:table-cell table:style-name="ce23"/>
          <table:table-cell table:style-name="ce23" office:value-type="string" calcext:value-type="string">
            <text:p>Fees are</text:p>
          </table:table-cell>
          <table:table-cell table:style-name="ce33" office:value-type="string" calcext:value-type="string">
            <text:p>paid to miners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23" office:value-type="string" calcext:value-type="string">
            <text:p>Funding</text:p>
            <text:p>Model</text:p>
          </table:table-cell>
          <table:table-cell office:value-type="string" calcext:value-type="string">
            <text:p>Donations</text:p>
          </table:table-cell>
          <table:table-cell table:number-columns-repeated="1021"/>
        </table:table-row>
        <table:table-row table:style-name="ro1">
          <table:table-cell table:style-name="ce23" table:number-columns-repeated="2"/>
          <table:table-cell table:number-columns-repeated="1022"/>
        </table:table-row>
        <table:table-row table:style-name="ro2">
          <table:table-cell table:style-name="ce23" office:value-type="string" calcext:value-type="string">
            <text:p>Privacy</text:p>
          </table:table-cell>
          <table:table-cell table:style-name="ce23" office:value-type="string" calcext:value-type="string">
            <text:p>Privacy Choice</text:p>
            <text:p>Model</text:p>
          </table:table-cell>
          <table:table-cell office:value-type="string" calcext:value-type="string">
            <text:p>default, partial opt-out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23" office:value-type="string" calcext:value-type="string">
            <text:p>Cryptographic</text:p>
            <text:p>Privacy</text:p>
          </table:table-cell>
          <table:table-cell office:value-type="string" calcext:value-type="string">
            <text:p>Cryptonote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23" office:value-type="string" calcext:value-type="string">
            <text:p>Sender</text:p>
            <text:p>Privacy</text:p>
          </table:table-cell>
          <table:table-cell office:value-type="string" calcext:value-type="string">
            <text:p>Ring Signatures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23" office:value-type="string" calcext:value-type="string">
            <text:p>Recipient</text:p>
            <text:p>Privacy</text:p>
          </table:table-cell>
          <table:table-cell office:value-type="string" calcext:value-type="string">
            <text:p>RingCT/Stealth Addresses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23" office:value-type="string" calcext:value-type="string">
            <text:p>Hides Tx</text:p>
            <text:p>Amount</text:p>
          </table:table-cell>
          <table:table-cell office:value-type="string" calcext:value-type="string">
            <text:p>RingCT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23" office:value-type="string" calcext:value-type="string">
            <text:p>Tx Link</text:p>
            <text:p>Broken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23" office:value-type="string" calcext:value-type="string">
            <text:p>Balances</text:p>
            <text:p>Visible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23" office:value-type="string" calcext:value-type="string">
            <text:p>Network Trust</text:p>
            <text:p>Required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23" office:value-type="string" calcext:value-type="string">
            <text:p>Private Tx</text:p>
            <text:p>Computation Time</text:p>
          </table:table-cell>
          <table:table-cell office:value-type="string" calcext:value-type="string">
            <text:p>seconds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23" office:value-type="string" calcext:value-type="string">
            <text:p>Anonymity</text:p>
            <text:p>Set Size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23" office:value-type="string" calcext:value-type="string">
            <text:p>Quantum-proof</text:p>
            <text:p>privacy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23" office:value-type="string" calcext:value-type="string">
            <text:p>Trusted</text:p>
            <text:p>Setup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23" office:value-type="string" calcext:value-type="string">
            <text:p>Auditable</text:p>
            <text:p>Supply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23" office:value-type="string" calcext:value-type="string">
            <text:p>Mobile</text:p>
            <text:p>Privacy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table:style-name="ce23" table:number-columns-repeated="2"/>
          <table:table-cell table:number-columns-repeated="1022"/>
        </table:table-row>
        <table:table-row table:style-name="ro2">
          <table:table-cell table:style-name="ce23" office:value-type="string" calcext:value-type="string">
            <text:p>Features</text:p>
          </table:table-cell>
          <table:table-cell table:style-name="ce23" office:value-type="string" calcext:value-type="string">
            <text:p>Instant</text:p>
            <text:p>Send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23" office:value-type="string" calcext:value-type="string">
            <text:p>Protocol Level</text:p>
            <text:p>Governance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table:style-name="ce23"/>
          <table:table-cell table:style-name="ce23" office:value-type="string" calcext:value-type="string">
            <text:p>Voters</text:p>
          </table:table-cell>
          <table:table-cell office:value-type="string" calcext:value-type="string">
            <text:p>n/a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23" office:value-type="string" calcext:value-type="string">
            <text:p>Unique</text:p>
            <text:p>Features</text:p>
          </table:table-cell>
          <table:table-cell office:value-type="string" calcext:value-type="string">
            <text:p>First to activate Bulletproofs on a mainnet, LWMA difficulty algorithm, static ring size for all transactions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23" office:value-type="string" calcext:value-type="string">
            <text:p>Multisig</text:p>
            <text:p>Support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table:style-name="ce23" table:number-columns-repeated="2"/>
          <table:table-cell table:number-columns-repeated="1022"/>
        </table:table-row>
        <table:table-row table:style-name="ro2">
          <table:table-cell table:style-name="ce23" office:value-type="string" calcext:value-type="string">
            <text:p>Scaling</text:p>
          </table:table-cell>
          <table:table-cell table:style-name="ce23" office:value-type="string" calcext:value-type="string">
            <text:p>Planned Scaling</text:p>
            <text:p>Model</text:p>
          </table:table-cell>
          <table:table-cell office:value-type="string" calcext:value-type="string">
            <text:p>none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23" office:value-type="string" calcext:value-type="string">
            <text:p>Planned Transaction</text:p>
            <text:p>Optimization</text:p>
          </table:table-cell>
          <table:table-cell office:value-type="string" calcext:value-type="string">
            <text:p>none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23" office:value-type="string" calcext:value-type="string">
            <text:p>Transparent Tx</text:p>
            <text:p>size (bytes)</text:p>
          </table:table-cell>
          <table:table-cell office:value-type="string" calcext:value-type="string">
            <text:p>n/a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23" office:value-type="string" calcext:value-type="string">
            <text:p>Private Tx</text:p>
            <text:p>size (bytes)</text:p>
          </table:table-cell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23" office:value-type="string" calcext:value-type="string">
            <text:p>Prunable</text:p>
            <text:p>Blockchain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table:style-name="ce23" table:number-columns-repeated="2"/>
          <table:table-cell table:number-columns-repeated="1022"/>
        </table:table-row>
        <table:table-row table:style-name="ro1">
          <table:table-cell table:style-name="ce23" office:value-type="string" calcext:value-type="string">
            <text:p>Wallets</text:p>
          </table:table-cell>
          <table:table-cell table:style-name="ce23" office:value-type="string" calcext:value-type="string">
            <text:p>Ledger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table:style-name="ce23"/>
          <table:table-cell table:style-name="ce23" office:value-type="string" calcext:value-type="string">
            <text:p>Trezor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table:style-name="ce23"/>
          <table:table-cell table:style-name="ce23" office:value-type="string" calcext:value-type="string">
            <text:p>Coinomi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table:style-name="ce23"/>
          <table:table-cell table:style-name="ce23" office:value-type="string" calcext:value-type="string">
            <text:p>Jaxx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23" office:value-type="string" calcext:value-type="string">
            <text:p>Native mobile</text:p>
            <text:p>wallet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23" office:value-type="string" calcext:value-type="string">
            <text:p>Full Desktop</text:p>
            <text:p>Support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23" office:value-type="string" calcext:value-type="string">
            <text:p>Web</text:p>
            <text:p>Wallet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table:style-name="ce23" table:number-columns-repeated="2"/>
          <table:table-cell table:number-columns-repeated="1022"/>
        </table:table-row>
        <table:table-row table:style-name="ro2">
          <table:table-cell table:style-name="ce23" office:value-type="string" calcext:value-type="string">
            <text:p>Network and Masternodes</text:p>
          </table:table-cell>
          <table:table-cell table:style-name="ce23" office:value-type="string" calcext:value-type="string">
            <text:p>Largest Miner</text:p>
            <text:p>or Pool</text:p>
          </table:table-cell>
          <table:table-cell table:style-name="ce32" office:value-type="percentage" office:value="0.15" calcext:value-type="percentage">
            <text:p>15.00%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27" office:value-type="string" calcext:value-type="string">
            <text:p>Entities Controlling</text:p>
            <text:p>51%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3"/>
          <table:table-cell table:style-name="ce23" office:value-type="string" calcext:value-type="string">
            <text:p>Masternodes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table:style-name="ce23"/>
          <table:table-cell table:style-name="ce27" office:value-type="string" calcext:value-type="string">
            <text:p>Masternode</text:p>
            <text:p>Cost</text:p>
          </table:table-cell>
          <table:table-cell office:value-type="string" calcext:value-type="string">
            <text:p>n/a</text:p>
          </table:table-cell>
          <table:table-cell table:number-columns-repeated="1021"/>
        </table:table-row>
        <table:table-row table:style-name="ro1">
          <table:table-cell table:style-name="ce23" table:number-columns-repeated="2"/>
          <table:table-cell table:number-columns-repeated="1022"/>
        </table:table-row>
        <table:table-row table:style-name="ro2">
          <table:table-cell table:style-name="ce23" office:value-type="string" calcext:value-type="string">
            <text:p>Community</text:p>
          </table:table-cell>
          <table:table-cell table:style-name="ce23" office:value-type="string" calcext:value-type="string">
            <text:p>Subreddit</text:p>
            <text:p>Name</text:p>
          </table:table-cell>
          <table:table-cell office:value-type="string" calcext:value-type="string">
            <text:p>Wownero</text:p>
          </table:table-cell>
          <table:table-cell table:number-columns-repeated="1021"/>
        </table:table-row>
        <table:table-row table:style-name="ro3" table:number-rows-repeated="104849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adea" svg:font-family="Caladea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7">00/00/0000</text:date>, <text:time style:data-style-name="N2" text:time-value="10:56:29.2797143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Linux_X86_64 LibreOffice_project/40m0$Build-2</meta:generator>
    <meta:editing-duration>P0D</meta:editing-duration>
    <meta:editing-cycles>1</meta:editing-cycles>
    <meta:creation-date>2018-05-17T10:58:32.334307882</meta:creation-date>
    <meta:document-statistic meta:table-count="1" meta:cell-count="150" meta:object-count="0"/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68003900d3000000de00440044001f009b00c200fe00ce001d0026000300be">
    <SignedInfo>
      <CanonicalizationMethod Algorithm="http://www.w3.org/TR/2001/REC-xml-c14n-20010315"/>
      <SignatureMethod Algorithm="http://www.w3.org/2001/04/xmldsig-more#rsa-sha256"/>
      <Reference URI="settings.xml">
        <Transforms>
          <Transform Algorithm="http://www.w3.org/TR/2001/REC-xml-c14n-20010315"/>
        </Transforms>
        <DigestMethod Algorithm="http://www.w3.org/2001/04/xmlenc#sha256"/>
        <DigestValue>buaKK4orysI74ASzDkPWviOqsWoOACISVAz/LusFOdA=</DigestValue>
      </Reference>
      <Reference URI="manifest.rdf">
        <DigestMethod Algorithm="http://www.w3.org/2001/04/xmlenc#sha256"/>
        <DigestValue>rrKXmEsmowvZom8wSzm8fZGiZFdJs1578/RMS5UR3HU=</DigestValue>
      </Reference>
      <Reference URI="styles.xml">
        <Transforms>
          <Transform Algorithm="http://www.w3.org/TR/2001/REC-xml-c14n-20010315"/>
        </Transforms>
        <DigestMethod Algorithm="http://www.w3.org/2001/04/xmlenc#sha256"/>
        <DigestValue>YPCvkQsLcXBcZh5GEB8WND16sdHqpUvGQb9KiKWrHuY=</DigestValue>
      </Reference>
      <Reference URI="META-INF/manifest.xml">
        <Transforms>
          <Transform Algorithm="http://www.w3.org/TR/2001/REC-xml-c14n-20010315"/>
        </Transforms>
        <DigestMethod Algorithm="http://www.w3.org/2001/04/xmlenc#sha256"/>
        <DigestValue>W9/9+tn7IIj5Ppjc/RleqG9NgN5cbHduwETBtuK/TmU=</DigestValue>
      </Reference>
      <Reference URI="mimetype">
        <DigestMethod Algorithm="http://www.w3.org/2001/04/xmlenc#sha256"/>
        <DigestValue>JSqLlNenIxk1oeZLlBBAIh6+ELZAuhgvZ4D7uJvh2LE=</DigestValue>
      </Reference>
      <Reference URI="Thumbnails/thumbnail.png">
        <DigestMethod Algorithm="http://www.w3.org/2001/04/xmlenc#sha256"/>
        <DigestValue>s5BY0DEs5Mhsu/I2QqLnd8lGBomntJcnjm0teytftOo=</DigestValue>
      </Reference>
      <Reference URI="content.xml">
        <Transforms>
          <Transform Algorithm="http://www.w3.org/TR/2001/REC-xml-c14n-20010315"/>
        </Transforms>
        <DigestMethod Algorithm="http://www.w3.org/2001/04/xmlenc#sha256"/>
        <DigestValue>Iw83Jp5Bcv/V1gcxr65oPwTzf3CRv9iZqUC2+y8NksE=</DigestValue>
      </Reference>
      <Reference URI="meta.xml">
        <Transforms>
          <Transform Algorithm="http://www.w3.org/TR/2001/REC-xml-c14n-20010315"/>
        </Transforms>
        <DigestMethod Algorithm="http://www.w3.org/2001/04/xmlenc#sha256"/>
        <DigestValue>KCK/8B/7YISsV6QpG8fvcc+kZ/QlrAeg/+V4lSLBR6Q=</DigestValue>
      </Reference>
      <Reference URI="#ID_00440052003400580014004c0046000600a90064005e002300fe002b002300e6">
        <DigestMethod Algorithm="http://www.w3.org/2001/04/xmlenc#sha256"/>
        <DigestValue>hMZw5dvlcqOmiQiVDvWAvASo/5MJYNcfLJcq5gkTN3E=</DigestValue>
      </Reference>
      <Reference URI="#idSignedProperties">
        <DigestMethod Algorithm="http://www.w3.org/2001/04/xmlenc#sha256"/>
        <DigestValue>mKE8GsFQfYrvSh7cVfxIQSlM/09j+WpxbuuC2MtDnqM=</DigestValue>
      </Reference>
    </SignedInfo>
    <SignatureValue>iQIcBAABCAAGBQJa/TZKAAoJECTcvnYt6cERO5kQAIDUQZ9H5RUTYAb3UANwV4Fv9qGozvfGH/Mt96m
QfVHVfq/G5la/zf6cXFx/A/TWkoQRFz8TjjR2JFbqWdz5VFIJIyPIo2OWiF1Ez975zf76QW52XOTOtO
W+DvVOjQOkA6+9rJXpPSd4K+Iq2vpqJED374+3hcyZO88LdW77WVZOyaPbsEopAIbzMUOnzdKiy+Tji
UBZiSnhbSns5IU82Gch7hpaydc9D4OIY4MN3uMBd1ZAN2aNPAWaVQ6cvRvMmwWmsiS/4fNo2+PtFFbU
bW7aWYduNw8CHbHG6BOYvXzgRxmmi7yANQRKweUCLbwJ0dNFmYwDApYpgxRAWho6rTlvrxN6aUH0WKg
YdzaJ3pJhe8vmnClWOWwLqeMLHCZh5yZpJEyE7uqJhWmA+Qv0xyr3tKDb85RgqUK21qYqV2q6neUMY5
VNAJr6jnKGF2/pETVuWSrIMblXK/IO5VArcuQHhjgQPc3qU2Hp6Ki7gOtO0XH717Jev7EygvU7MGgGw
SYVKpitR5xBHQztPk3QngQdv5KT83wxNUG0uq/PjOwP1UCzOPiBTQCRIDUV9ce6qre1M5RCaaX9ufrE
qRXepr7VVYZ6Rpc5Ghf8BIZ0f7Xq6L6ohTtSRCVye0OMPULe/BU5Q3KQ3y9qmEycxjRUV17ZGxbUBHv
8ReGFGxnesId1</SignatureValue>
    <KeyInfo>
      <PGPData xmlns:loext="urn:org:documentfoundation:names:experimental:office:xmlns:loext:1.0">
        <PGPKeyID>NjFFM0VBM0Y3RDJBNkMyNzk2RjE4OUZBMjREQ0JFNzYyREU5QzExMQ==</PGPKeyID>
        <PGPKeyPacket>mQINBFrF9ZEBEACU6C2YnUT2BFwC9e8S05lTrgggOoyjx34AxJd/QE5mY4fmRutBEwIrvZgti+t0qdsYis5QA/BXjn4WVjZzyjpQIV3C+eB3hsodkx7UzzPAYK4pmBZPdMNMdvvQjsuJbmb5GeRV0g97MZtXbZ+BPc8CdE0pWwCPuqVNjH5LcQbKaz8ZgGMhMR1JfpkrIT/pq6fzOjPBsyJOQ0fbMMwI7tiI5cCnnnz04VkoYm+mPyUEx+euGQ4jlYOOieYWu57IkpzXbwhVrfwMk5J/NhEc+647Mnzs/+6riJz9pU+/Pn3qSJFID5WL79ToI5W3k9FjXgnIiAlXAhQneXKjcdaeUjJj6pMg35VaOX8r2iativQyzEuXNZ2SreOaM8aKTGmY3Ice+UHmEuoJziAX22nZXNJVjIUKa20lCMBHOWbaPOHTWJ4K443LepHNhmLVxvLnINsA5PdaskryP858B1NiGjXi9i4+fG9MtjeU8xxcvOJ2bDelDR+1mlruNN27KdBNpIXwYcIr7q3rFekiwfForrNUrXc3jLrlMFH8FKOSTn2OLwbrhHxzEISIxHwfs6YjYIdy0d0kZiQhWQ4mYDJRcSRpieu9P1HOwYTV77uBem7e4aSlx+x28izX6wsnCQbxx024VvL03EEkfLV1GqtEsQbec3opIaQ/oUGB/QFbeM/MpQARAQABtCBXb3dhcmlvIDx3b3dhcmlvQHByb3Rvbm1haWwuY29tPokCNwQTAQgAIQUCWsX1kQIbAwULCQgHAgYVCAkKCwIEFgIDAQIeAQIXgAAKCRAk3L52LenBEV9GEACJrjBeGbJTGkjczsblQieK3KIRmE9erUPy0AmywS2a1YhCO4U0cPC0mHnuIltPnSaA9k14OkPKiKoGrxl9iE27r8bwpH/cs6KFjrnjrgxeTOdWemDs17I+JPpNqdNyIxc9HMZ/tvIHK7iU2312DgB2AiCsTOMcNng1ysF+tLna9sbTlqSE9DkJSgM1CRZKoLEO2pS8M56EQt5yD6qpV8wUs23q0z/VGs8ckONQ4TG5FXl9frFgJr1bgWwNrJiweFX7oZKgbp3xepDwVZ0rYtdKciqlKceC3Om8zzFuqRSDNzadsGdwqXbvT3WS3XD8LMhc9wyxZeKFQY4fctJF6yBpqvV1Qo992WNEwSjxMitypeSKTkieSkVICjGjtuVqAlmgNUrF4bK0qTxmkA7c+mbBtURl+oLPyy37uNo8XbL02nT+vZa5sAO76+gObFx4NgopFOlWOveF1d7Ve/cLO3/7+VarVq4ZtObZ8LP2NInauqWu1HNZ7gQlEuuvBOVf4nX7J+TY6c+xju5ELHkEY4HRs5KoWUVjxe6zvcuIu43Oth49S76gKRwZ0EPIjOGzr0GT0DR+V0Nso74+wTl8ia70fhAltcCNg4/llnnpCfBZojHNTE/TPje7BNm3oEwNQ7g+MMqfLQ8WtsdX3gIzt3B1lNR2+DHlaK1sUNJkghkWK7kBDQRaxfWRAQgA3uathYQ1pKlYshJw/iXbkhoKHnEE9Indm1tNCh2djr2pnzBmWkbcTx8KYwXPVPV+WtLRoyl9woei5giA5xGfHm8/PhmNrzbzDCucz/Pl7VKjbBEWooIhTkvY3OhUJqzPM1+AknKjCeEtCU8ZEfIU+NsMzMgsvfZ51simgkUWHR3Zs295E7UTEDrEW8INgQIAXotFHyaBTvIcAN2YsU3OZpK6Krq1Us6KDvNurKSaO8VCSkVfCPoVzs1E2JLeA5r7MFxSobGWjibIW9KZr6taqgg8KAYGL3WuXjZ5J+8JC+GJkWVTh8ioeiUJOYt1JaedQxbn7dtKIUmZ1GpK7UCvjQARAQABiQIfBBgBCAAJBQJaxfWRAhsMAAoJECTcvnYt6cER5V4P/2k3x6c1vPVIr9PqedCFNuG2io1Hwe9JH0xxEDq2nKVlmsn70BgY0/2LjTI/HfuTUpmHPHIBmP11FwZz79x3at5Sj/W4TbGmsodZmmdPs8cyD2CLKiA1kuBPmO//5sN51B+RgRnDJegGBXUsibIR0rGJeIK88ayZlcoXEEijtUl+SFGGuHe91ehwJVh/Nmqq591ZxOXkkoiR87EDiK41wVIkNSyEZY6JQQKQGddYwwAU4jjYbdRhkxq8UUO16ySu8k8Dwi67OfnxbeiPAqmaZM0M0fWbf0rjKW4dJGry4OeoTgi+uRrjyaHvAt1vQh6L1GmTNqyFZrIOQ/xPJK88p1US4EA67rxgdQTKtD8FmM5pCGlTj+kGMN4Zl1xh15ImAfp45XRC1Je9aQ7waFaCxEYOdxPNcwINFEGmw8B58b1+w4m2eXx75hI+Z7cEs5vDa/Ou0Izgv0gLZ7b/C6haHGDCfNNlppYMk6EtsgW6sdR6ipNIqcSUdMAbsabm4xJtnvT5nI/UU9L6v1T0e034VEjPXQsULxOuelpMHLblahHcgOwUMgZt4sR8/VT/gkhtRooPsYvglcR0Y3nrPZseajpkK9vKcwv6zDuGBoTznE/0t1euEUluORjnWJrEy+ikYaqswJkDQ4U/HgXfkHyQE38C5yqQvl9OGEBNP2oVHlj1</PGPKeyPacket>
        <loext:PGPOwner>Wowario &lt;wowario@protonmail.com&gt;</loext:PGPOwner>
      </PGPData>
    </KeyInfo>
    <Object>
      <SignatureProperties>
        <SignatureProperty Id="ID_00440052003400580014004c0046000600a90064005e002300fe002b002300e6" Target="#ID_0068003900d3000000de00440044001f009b00c200fe00ce001d0026000300be">
          <dc:date xmlns:dc="http://purl.org/dc/elements/1.1/">2018-05-17T10:59:06.167362791</dc:date>
        </SignatureProperty>
      </SignatureProperties>
    </Object>
    <Object xmlns:xd="http://uri.etsi.org/01903/v1.3.2#">
      <xd:QualifyingProperties Target="#ID_0068003900d3000000de00440044001f009b00c200fe00ce001d0026000300be">
        <xd:SignedProperties Id="idSignedProperties">
          <xd:SignedSignatureProperties>
            <xd:SigningTime>2018-05-17T10:59:06.167362791</xd:SigningTime>
            <xd:SigningCertificate>
              <xd:Cert>
                <xd:CertDigest>
                  <DigestMethod Algorithm="http://www.w3.org/2001/04/xmlenc#sha256"/>
                  <DigestValue>NjFFM0VBM0Y3RDJBNkMyNzk2RjE4OUZBMjREQ0JFNzYyREU5QzExMQ==</DigestValue>
                </xd:CertDigest>
                <xd:IssuerSerial>
                  <X509IssuerName/>
                  <X509SerialNumber/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">
          <xd:UnsignedSignatureProperties>
            <xd:CertificateValues/>
          </xd:UnsignedSignatureProperties>
        </xd:UnsignedProperties>
      </xd:QualifyingProperties>
    </Object>
  </Signature>
</document-signatures>
</file>